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MBeanNotificationPublisherTests.testSendNullNotif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ubSpringModelMBean.sendAttributeChangeNotification( AttributeChangeNotification notifi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MBeanNotificationPublisherTests.testSendVanillaNotif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delMBeanNotificationPublisherTests.testSendAttributeChangeNotif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delMBeanNotificationPublisherTests.testCtorWithNullObjec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ubSpringModelMBean.getActualNotif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MBeanNotificationPublisherTests.testSendAttributeChangeNotificationWhereSourceIsNotTheManaged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ubSpringModelMBean.StubSpringModelM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delMBeanNotificationPublisherTests.testCtorWithNullM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MBeanNotificationPublisherTests.createObjec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SpringModelMBean.sendNotification( Notification notifi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MBeanNotificationPublisherTests.testCtorWithNullManaged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